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177704339453820655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082046700418484642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567172797120911545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4">Mary Jane gave me excellent support as usual. <text:s/>Runners were very friendly and encouraged each other. <text:s/>The race officials and aid station crew were great. <text:s/>Many thanks to race director Gil Robs and his team. </text:p>
      <text:p text:style-name="P4"/>
      <text:p text:style-name="P4">Sun 5/15/16: <text:span text:style-name="T1">1 mile</text:span></text:p>
      <text:p text:style-name="P4">I ran 1 mile in about 12 minutes. <text:s/>My legs aren't too stiff just tired.</text:p>
      <text:p text:style-name="P4"/>
      <text:p text:style-name="P4">Mon 5/16/16: <text:span text:style-name="T1">4 miles</text:span></text:p>
      <text:p text:style-name="P4">I walked and ran 3 miles alternating walking and running every ¼ mile. <text:s/>The average pace was 12:08/mile. Then I walked a mile home.</text:p>
      <text:p text:style-name="P4"/>
      <text:p text:style-name="P4">Tues 5/17/16: <text:span text:style-name="T1">1.5 miles</text:span></text:p>
      <text:p text:style-name="P4">On the indoor track I ran a mile in 9:28 and walked and ran a ½ mile in 6:48.</text:p>
      <text:p text:style-name="P4"/>
      <text:p text:style-name="P4">Wed 5/18/16: <text:span text:style-name="T1">5 miles</text:span></text:p>
      <text:p text:style-name="P4">I ran 1 mile to the outdoor track and 3 miles on the track:</text:p>
      <text:p text:style-name="P4">10:39+9:40+9:08+8:21=37:48</text:p>
      <text:p text:style-name="P4">Then I walked and ran 1 mile home.</text:p>
      <text:p text:style-name="P4"/>
      <text:p text:style-name="P4"><text:span text:style-name="T1">I am going to start my recovery from the 12 hour run <text:s/>now.</text:span> </text:p>
      <text:p text:style-name="P4"/>
      <text:p text:style-name="P4">Thur 5/19/16: <text:span text:style-name="T1">1 mile</text:span></text:p>
      <text:p text:style-name="P4">I ran 1 mile on a treadmill in 10:00 and then used weight machines excluding those that work the knees.</text:p>
      <text:p text:style-name="P4"/>
      <text:p text:style-name="P4">Fri 5/20/16: <text:span text:style-name="T1">3 miles</text:span></text:p>
      <text:p text:style-name="P4">I walked and ran 3 miles in about 40 minutes.</text:p>
      <text:p text:style-name="P4"/>
      <text:p text:style-name="P5">70.1 miles in the last week</text:p>
      <text:p text:style-name="P5"><text:soft-page-break/><text:span text:style-name="T2">Sat 5/21/16: </text:span>2.3 miles</text:p>
      <text:p text:style-name="P4">I jogged 0.3 miles to the hilly cemetery loop and then 2 miles on the loop in 19:46 going faster as I ran. <text:s/>I feel better than I did two days ago. </text:p>
      <text:p text:style-name="P4"/>
      <text:p text:style-name="P4">Sun 5/22/16: <text:span text:style-name="T1">3 miles</text:span> </text:p>
      <text:p text:style-name="P4">I ran 3 miles on the cemetaery loop: 9:47+9:19+9:10 = 28:1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2$Win32 OpenOffice.org_project/412m3$Build-9782</meta:generator>
    <dc:date>2016-11-29T14:02:23.34</dc:date>
    <dc:creator>James Lombardi</dc:creator>
    <meta:editing-duration>PT23H49M13S</meta:editing-duration>
    <meta:editing-cycles>130</meta:editing-cycles>
    <meta:document-statistic meta:table-count="0" meta:image-count="0" meta:object-count="0" meta:page-count="14" meta:paragraph-count="404" meta:word-count="4420" meta:character-count="22311"/>
  </office:meta>
</office:document-meta>
</file>